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7.3335in"/>
    </style:style>
    <style:style style:name="co3" style:family="table-column">
      <style:table-column-properties fo:break-before="auto" style:column-width="3.5272in"/>
    </style:style>
    <style:style style:name="co4" style:family="table-column">
      <style:table-column-properties fo:break-before="auto" style:column-width="3.22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Difficulty(1-10)</text:p>
          </table:table-cell>
          <table:table-cell table:style-name="ce1" office:value-type="string" calcext:value-type="string">
            <text:p>Times Revisited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rogram to find if a given no. is Prime or not.</text:p>
          </table:table-cell>
          <table:table-cell table:style-name="ce2" office:value-type="string" calcext:value-type="string">
            <text:p>2(Brute Force) / 6(Efficient)</text:p>
          </table:table-cell>
          <table:table-cell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nput a year and find whether it is a leap year or not.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ake 2 numbers as inputs and find their HCF and LCM. 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Keep taking numbers as inputs till the user enters ‘x’, after that print sum of all. 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o calculate Fibonacci Series of n numbers.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o find out whether the given String is Palindrome or not. 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o find Armstrong Number between two given number. </text:p>
          </table:table-cell>
          <table:table-cell table:style-name="ce2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Program to check if a letter is uppercase or lowercase.</text:p>
          </table:table-cell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Program to check occurrence of a digit in a no.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Reverse a no. using string </text:p>
          </table:table-cell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Reverse a no. without using string 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Program to find if a given letter is uppercase or lowercase</text:p>
          </table:table-cell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Program to find number of occurrence of a digit in a number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/>
          <table:table-cell table:style-name="ce2"/>
          <table:table-cell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number-columns-repeated="3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number-columns-repeated="3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number-columns-repeated="3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number-columns-repeated="3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number-columns-repeated="3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number-columns-repeated="3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number-columns-repeated="3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number-columns-repeated="3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number-columns-repeated="3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number-columns-repeated="3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number-columns-repeated="3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number-columns-repeated="3"/>
        </table:table-row>
        <table:table-row table:style-name="ro4" table:number-rows-repeated="1048543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rakash Shau</meta:initial-creator>
    <meta:creation-date>2022-09-30T14:51:22.160000000</meta:creation-date>
    <dc:date>2022-10-08T17:07:17.226000000</dc:date>
    <dc:creator>Prakash Shau</dc:creator>
    <meta:editing-duration>PT1H6M41S</meta:editing-duration>
    <meta:editing-cycles>3</meta:editing-cycles>
    <meta:generator>LibreOffice/7.4.1.2$Windows_X86_64 LibreOffice_project/3c58a8f3a960df8bc8fd77b461821e42c061c5f0</meta:generator>
    <meta:document-statistic meta:table-count="1" meta:cell-count="62" meta:object-count="0"/>
  </office:meta>
</office:document-meta>
</file>